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italic" officeooo:rsid="003a4509" officeooo:paragraph-rsid="003a4509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language="pl" fo:country="PL" fo:font-style="normal" officeooo:rsid="001a01ac" officeooo:paragraph-rsid="001a01ac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bf207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d8b9a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fo:language="pl" fo:country="PL" fo:font-style="normal" officeooo:rsid="003d8b9a" officeooo:paragraph-rsid="003d8b9a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11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31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33" style:family="paragraph" style:parent-style-name="Standard">
      <style:paragraph-properties fo:text-align="start" style:justify-single-word="false"/>
      <style:text-properties officeooo:paragraph-rsid="002fe510"/>
    </style:style>
    <style:style style:name="P34" style:family="paragraph" style:parent-style-name="Standard">
      <style:paragraph-properties fo:text-align="start" style:justify-single-word="false"/>
      <style:text-properties officeooo:paragraph-rsid="003d8b9a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4pt" fo:language="pl" fo:country="PL" fo:font-style="normal" officeooo:rsid="003bf207" officeooo:paragraph-rsid="003bf207" style:font-size-asian="12.25pt" style:font-style-asian="normal" style:font-size-complex="14pt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ize="14pt" fo:language="pl" fo:country="PL" fo:font-style="italic" officeooo:rsid="0035b428" officeooo:paragraph-rsid="0035b428" style:font-size-asian="14pt" style:font-style-asian="italic" style:font-size-complex="14pt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48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paragraph-rsid="003d8b9a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447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331e56" style:font-size-asian="12.25pt" style:font-size-complex="14pt"/>
    </style:style>
    <style:style style:name="T15" style:family="text">
      <style:text-properties fo:font-size="14pt" officeooo:rsid="003eda6a" style:font-size-asian="14pt" style:font-size-complex="14pt"/>
    </style:style>
    <style:style style:name="T16" style:family="text">
      <style:text-properties fo:font-size="14pt" officeooo:rsid="003ef447" style:font-size-asian="14pt" style:font-size-complex="14pt"/>
    </style:style>
    <style:style style:name="T17" style:family="text">
      <style:text-properties fo:font-size="14pt" style:font-size-complex="14pt"/>
    </style:style>
    <style:style style:name="T18" style:family="text">
      <style:text-properties fo:font-size="14pt" officeooo:rsid="00286480" style:font-size-complex="14pt"/>
    </style:style>
    <style:style style:name="T19" style:family="text">
      <style:text-properties fo:font-size="14pt" officeooo:rsid="00298e64" style:font-size-complex="14pt"/>
    </style:style>
    <style:style style:name="T20" style:family="text">
      <style:text-properties fo:font-size="14pt" officeooo:rsid="002ae710" style:font-size-complex="14pt"/>
    </style:style>
    <style:style style:name="T21" style:family="text">
      <style:text-properties fo:font-size="14pt" officeooo:rsid="0034fd94" style:font-size-complex="14pt"/>
    </style:style>
    <style:style style:name="T22" style:family="text">
      <style:text-properties fo:font-size="14pt" fo:language="pl" fo:country="PL" fo:font-style="normal" officeooo:rsid="001a01ac" style:font-size-asian="12.25pt" style:font-style-asian="normal" style:font-size-complex="14pt" style:font-style-complex="normal"/>
    </style:style>
    <style:style style:name="T23" style:family="text">
      <style:text-properties fo:font-size="14pt" fo:language="pl" fo:country="PL" fo:font-style="normal" officeooo:rsid="003d8b9a" style:font-size-asian="12.25pt" style:font-style-asian="normal" style:font-size-complex="14pt" style:font-style-complex="normal"/>
    </style:style>
    <style:style style:name="T24" style:family="text">
      <style:text-properties fo:font-size="14pt" fo:language="pl" fo:country="PL" officeooo:rsid="003d8b9a" style:font-size-asian="12.25pt" style:font-size-complex="14pt"/>
    </style:style>
    <style:style style:name="T25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6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7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30" style:family="text">
      <style:text-properties officeooo:rsid="002b9ed3"/>
    </style:style>
    <style:style style:name="T31" style:family="text">
      <style:text-properties fo:font-size="16pt" fo:font-style="normal" officeooo:rsid="0034fd94" style:font-size-asian="14pt" style:font-style-asian="normal" style:font-size-complex="16pt" style:font-style-complex="normal"/>
    </style:style>
    <style:style style:name="T32" style:family="text">
      <style:text-properties fo:font-size="16pt" fo:font-style="normal" style:font-size-asian="16pt" style:font-style-asian="normal" style:font-size-complex="16pt" style:font-style-complex="normal"/>
    </style:style>
    <style:style style:name="T33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34" style:family="text">
      <style:text-properties fo:font-size="16pt" style:font-size-asian="16pt" style:font-size-complex="16pt"/>
    </style:style>
    <style:style style:name="T35" style:family="text">
      <style:text-properties fo:font-size="16pt" officeooo:rsid="0035b428" style:font-size-asian="16pt" style:font-size-complex="16pt"/>
    </style:style>
    <style:style style:name="T36" style:family="text">
      <style:text-properties fo:font-size="16pt" officeooo:rsid="003bf207" style:font-size-asian="16pt" style:font-size-complex="16pt"/>
    </style:style>
    <style:style style:name="T37" style:family="text">
      <style:text-properties fo:font-size="16pt" officeooo:rsid="003eda6a" style:font-size-asian="16pt" style:font-size-complex="16pt"/>
    </style:style>
    <style:style style:name="T38" style:family="text">
      <style:text-properties style:font-name="sans-serif" fo:font-size="12.75pt"/>
    </style:style>
    <style:style style:name="T39" style:family="text">
      <style:text-properties style:font-name="sans-serif" fo:font-size="12.75pt" officeooo:rsid="003d8b9a" style:font-size-asian="12.25pt" style:font-size-complex="14pt"/>
    </style:style>
    <style:style style:name="T40" style:family="text">
      <style:text-properties style:font-name="sans-serif" fo:font-size="12.75pt" officeooo:rsid="003ef447"/>
    </style:style>
    <style:style style:name="T41" style:family="text">
      <style:text-properties style:font-name="sans-serif" fo:font-size="9pt"/>
    </style:style>
    <style:style style:name="T42" style:family="text">
      <style:text-properties style:font-name="sans-serif" fo:font-size="9pt" officeooo:rsid="003ef447"/>
    </style:style>
    <style:style style:name="T43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44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45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46" style:family="text">
      <style:text-properties style:font-name="Liberation Serif" fo:font-size="15pt" officeooo:rsid="002fe510" style:font-size-asian="15pt" style:font-size-complex="15pt"/>
    </style:style>
    <style:style style:name="T47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48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49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50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51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52" style:family="text">
      <style:text-properties style:font-name="Liberation Serif" fo:font-size="14pt" officeooo:rsid="003d8b9a" style:font-size-asian="12.25pt" style:font-size-complex="14pt"/>
    </style:style>
    <style:style style:name="T53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54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officeooo:rsid="0031bbcd"/>
    </style:style>
    <style:style style:name="T57" style:family="text">
      <style:text-properties officeooo:rsid="00336613"/>
    </style:style>
    <style:style style:name="T58" style:family="text">
      <style:text-properties officeooo:rsid="0034fd94"/>
    </style:style>
    <style:style style:name="T59" style:family="text">
      <style:text-properties officeooo:rsid="003d8b9a"/>
    </style:style>
    <style:style style:name="T60" style:family="text">
      <style:text-properties officeooo:rsid="003ef4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/>
      <text:p text:style-name="P11">17.10.2019</text:p>
      <text:p text:style-name="P10"/>
      <text:p text:style-name="P10"/>
      <text:p text:style-name="P10"/>
      <text:p text:style-name="P10"/>
      <text:p text:style-name="P10"/>
      <text:p text:style-name="P48">Obliczenia Naukowe</text:p>
      <text:p text:style-name="P48"/>
      <text:p text:style-name="P48"/>
      <text:p text:style-name="P48"/>
      <text:p text:style-name="P10"/>
      <text:p text:style-name="P15">Lista Nr 1( laboratorium)</text:p>
      <text:p text:style-name="P10"/>
      <text:p text:style-name="P10"/>
      <text:p text:style-name="P10"/>
      <text:p text:style-name="P12">Piotr Popi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header>
          <text:p text:style-name="P16"><text:span text:style-name="T58">1.1 </text:span>Wyznaczanie macheps( epsilon maszynowy)</text:p>
          <text:p text:style-name="P27"/>
          <text:list>
            <text:list-item>
              <text:list>
                <text:list-header>
                  <text:p text:style-name="P27"><text:span text:style-name="T58">1</text:span>.1.1 Opis problemu</text:p>
                </text:list-header>
              </text:list>
              <text:p text:style-name="P35">Epsilon maszynowy<text:span text:style-name="T1">( macheps)</text:span> to najmniejsza, dodatnia liczba taka, że </text:p>
              <text:p text:style-name="P35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27"/>
              <text:list text:continue-numbering="true">
                <text:list-header>
                  <text:p text:style-name="P28"><text:span text:style-name="T58">1.</text:span>1.2 Rozwiązanie problemu</text:p>
                </text:list-header>
              </text:list>
              <text:p text:style-name="P36">Podejście iteracyjnie jest odpowiednią drogą do wyznaczenia takiej liczby. Początkowo nadajemy macheps’ owi wartość 1.0. Następnie macheps( początkowo 1.0) dzielimy iteracyjnie w pętli przez 2 dopóki </text:p>
              <text:p text:style-name="P37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37"><text:span text:style-name="T5"/></text:p>
                  <text:p text:style-name="P37"><text:span text:style-name="T9">1.</text:span><text:span text:style-name="T5">1.3 <text:s/>Wyniki</text:span></text:p>
                </text:list-header>
              </text:list>
              <text:p text:style-name="P41"><text:span text:style-name="T4"/></text:p>
            </text:list-item>
          </text:list>
        </text:list-header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2">Typ zmiennopozycyjny</text:p>
          </table:table-cell>
          <table:table-cell table:style-name="Table1.A1" office:value-type="string">
            <text:p text:style-name="P52">macheps</text:p>
          </table:table-cell>
          <table:table-cell table:style-name="Table1.A1" office:value-type="string">
            <text:p text:style-name="P52">eps()</text:p>
          </table:table-cell>
          <table:table-cell table:style-name="Table1.D1" office:value-type="string">
            <text:p text:style-name="P52">Float.h value</text:p>
          </table:table-cell>
        </table:table-row>
        <table:table-row>
          <table:table-cell table:style-name="Table1.A2" office:value-type="string">
            <text:p text:style-name="P52">Float16</text:p>
          </table:table-cell>
          <table:table-cell table:style-name="Table1.A2" office:value-type="string">
            <text:p text:style-name="P53"><text:s/>0.0009765625</text:p>
          </table:table-cell>
          <table:table-cell table:style-name="Table1.A2" office:value-type="string">
            <text:p text:style-name="P53">0.000977</text:p>
          </table:table-cell>
          <table:table-cell table:style-name="Table1.D2" office:value-type="string">
            <text:p text:style-name="P53">---</text:p>
          </table:table-cell>
        </table:table-row>
        <table:table-row>
          <table:table-cell table:style-name="Table1.A2" office:value-type="string">
            <text:p text:style-name="P52">Float32</text:p>
          </table:table-cell>
          <table:table-cell table:style-name="Table1.A2" office:value-type="string">
            <text:p text:style-name="P53">1.1920928955078125e-7</text:p>
          </table:table-cell>
          <table:table-cell table:style-name="Table1.A2" office:value-type="string">
            <text:p text:style-name="P53">1.1920929e-7</text:p>
          </table:table-cell>
          <table:table-cell table:style-name="Table1.D2" office:value-type="string">
            <text:p text:style-name="P53">1.1920928955078125e-07</text:p>
          </table:table-cell>
        </table:table-row>
        <table:table-row>
          <table:table-cell table:style-name="Table1.A2" office:value-type="string">
            <text:p text:style-name="P52">Float64</text:p>
          </table:table-cell>
          <table:table-cell table:style-name="Table1.A2" office:value-type="string">
            <text:p text:style-name="P53">2.220446049250313e-16</text:p>
          </table:table-cell>
          <table:table-cell table:style-name="Table1.A2" office:value-type="string">
            <text:p text:style-name="P53">2.220446049250313e-16</text:p>
          </table:table-cell>
          <table:table-cell table:style-name="Table1.D2" office:value-type="string">
            <text:p text:style-name="P53">2.2204460492503131e-16</text:p>
          </table:table-cell>
        </table:table-row>
      </table:table>
      <text:list xml:id="list174016163405327" text:continue-numbering="true" text:style-name="L3">
        <text:list-item>
          <text:list>
            <text:list-header>
              <text:p text:style-name="P41"><text:span text:style-name="T4"/></text:p>
            </text:list-header>
          </text:list>
        </text:list-item>
      </text:list>
      <text:p text:style-name="P42"><text:span text:style-name="T4"/></text:p>
      <text:p text:style-name="P42"><text:span text:style-name="T4"/></text:p>
      <text:p text:style-name="P42"><text:span text:style-name="T4"/></text:p>
      <text:list xml:id="list174017104456743" text:continue-numbering="true" text:style-name="L3">
        <text:list-item>
          <text:list>
            <text:list-item>
              <text:list>
                <text:list-header>
                  <text:p text:style-name="P41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42"><text:span text:style-name="T4"/></text:p>
      <text:list xml:id="list17401651646853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4"><text:span text:style-name="T9">1.</text:span><text:span text:style-name="T4">1.4.1 </text:span><text:span text:style-name="T10">Związek liczby macheps z precyzją arytmetyki</text:span></text:p>
                          <text:list>
                            <text:list-header>
                              <text:p text:style-name="P44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39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7401669558206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4"><text:span text:style-name="T9">1.</text:span><text:span text:style-name="T4">1.4.2 Ogólne</text:span></text:p>
                          <text:list text:continue-numbering="true">
                            <text:list-header>
                              <text:p text:style-name="P38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41"><text:span text:style-name="T4"/></text:p>
            </text:list-item>
          </text:list>
        </text:list-item>
      </text:list>
      <text:p text:style-name="P29"/>
      <text:list xml:id="list174016774313380" text:continue-numbering="true" text:style-name="L3">
        <text:list-item>
          <text:list>
            <text:list-header>
              <text:p text:style-name="P28"/>
            </text:list-header>
          </text:list>
          <text:p text:style-name="P17"><text:span text:style-name="T58">1.2 <text:s/></text:span>Wyznaczenie eta</text:p>
        </text:list-item>
      </text:list>
      <text:p text:style-name="P18"/>
      <text:p text:style-name="P30"><text:span text:style-name="T12"><text:tab/>1.2.1 Opis problemu</text:span></text:p>
      <text:p text:style-name="P19"><text:span text:style-name="T18"><text:tab/>Kolejnym problemem jest wyznaczenie liczby eta. </text:span><text:span text:style-name="T19">Eta to <text:s/>minimalna liczba <text:tab/>spełniająca warunek eta &gt; 0.0, dla </text:span><text:span text:style-name="T20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19"><text:span text:style-name="T20"/></text:p>
      <text:p text:style-name="P19"><text:span text:style-name="T20"><text:tab/></text:span><text:span text:style-name="T21">1.</text:span><text:span text:style-name="T6">2.2 Rozwiązanie problemu</text:span></text:p>
      <text:p text:style-name="P43"><text:span text:style-name="T30"><text:tab/>Początkowo narzucamy wartośc ety na 1.0. I w kolejnych iteracjach pętli <text:tab/>zmniejszamy jej wartość dwukrotnie w pętli z warunkiem eta* 0.5 &gt; 0.0 . </text:span></text:p>
      <text:p text:style-name="P43"><text:span text:style-name="T30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19"><text:span text:style-name="T6"><text:tab/></text:span></text:p>
      <text:p text:style-name="P19"><text:span text:style-name="T6"><text:tab/></text:span><text:span text:style-name="T9">1.</text:span><text:span text:style-name="T7">2.3 Wyniki</text:span></text:p>
      <text:p text:style-name="P19"><text:soft-page-break/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5">FTP</text:p>
          </table:table-cell>
          <table:table-cell table:style-name="Table2.A1" office:value-type="string">
            <text:p text:style-name="P55">Eta</text:p>
          </table:table-cell>
          <table:table-cell table:style-name="Table2.C1" office:value-type="string">
            <text:p text:style-name="P55">Nextfloat(0.0)</text:p>
          </table:table-cell>
        </table:table-row>
        <table:table-row>
          <table:table-cell table:style-name="Table2.A2" office:value-type="string">
            <text:p text:style-name="P55">Float16</text:p>
          </table:table-cell>
          <table:table-cell table:style-name="Table2.A2" office:value-type="string">
            <text:p text:style-name="P53">5.960464477539063e-8</text:p>
          </table:table-cell>
          <table:table-cell table:style-name="Table2.C2" office:value-type="string">
            <text:p text:style-name="P53">6.0e-8</text:p>
          </table:table-cell>
        </table:table-row>
        <table:table-row>
          <table:table-cell table:style-name="Table2.A2" office:value-type="string">
            <text:p text:style-name="P55">Float32</text:p>
          </table:table-cell>
          <table:table-cell table:style-name="Table2.A2" office:value-type="string">
            <text:p text:style-name="P53">1.401298464324817e-45</text:p>
          </table:table-cell>
          <table:table-cell table:style-name="Table2.C2" office:value-type="string">
            <text:p text:style-name="P53">1.0e-45</text:p>
          </table:table-cell>
        </table:table-row>
        <table:table-row>
          <table:table-cell table:style-name="Table2.A2" office:value-type="string">
            <text:p text:style-name="P55">Float64</text:p>
          </table:table-cell>
          <table:table-cell table:style-name="Table2.A2" office:value-type="string">
            <text:p text:style-name="P53">5.0e-324</text:p>
          </table:table-cell>
          <table:table-cell table:style-name="Table2.C2" office:value-type="string">
            <text:p text:style-name="P53">5.0e-324</text:p>
          </table:table-cell>
        </table:table-row>
      </table:table>
      <text:p text:style-name="P19"><text:span text:style-name="T7"/></text:p>
      <text:p text:style-name="P19"><text:span text:style-name="T7"/></text:p>
      <text:p text:style-name="P20"><text:span text:style-name="T7"><text:tab/></text:span></text:p>
      <text:p text:style-name="P20"><text:span text:style-name="T7"><text:tab/></text:span><text:span text:style-name="T9">1.</text:span><text:span text:style-name="T7">2.4</text:span><text:span text:style-name="T8"> Wnioski</text:span></text:p>
      <text:p text:style-name="P20"><text:span text:style-name="T8"/></text:p>
      <text:p text:style-name="P33"><text:span text:style-name="T43"><text:tab/><text:tab/>2.4.1 </text:span><text:span text:style-name="T46">Jaki związek ma liczba eta z liczbą </text:span><text:span text:style-name="T47">MIN</text:span><text:span text:style-name="T48">sub</text:span><text:span text:style-name="T43">?</text:span></text:p>
      <text:p text:style-name="P33"><text:span text:style-name="T43"><text:tab/><text:tab/></text:span><text:span text:style-name="T50">Eta to najmniejsza liczba zmiennoprzecinkowa różna od zera</text:span><text:span text:style-name="T51">, </text:span><text:span text:style-name="T50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44">MIN</text:span><text:span text:style-name="T49">sub.</text:span></text:p>
      <text:p text:style-name="P33"><text:span text:style-name="T49"/></text:p>
      <text:p text:style-name="P33"><text:span text:style-name="T44"><text:tab/><text:tab/></text:span><text:span text:style-name="T45">2.4.2 Ogólne</text:span></text:p>
      <text:p text:style-name="P47"><text:span text:style-name="T53"><text:tab/><text:tab/>Wartość E</text:span><text:span text:style-name="T54">ta wyznaczona iterycyjnie jest bardziej precyzyjna niż wartość <text:tab/><text:tab/><text:tab/>funkcji nextfloat(). Wartości zwaracane przez nextfloat() to zaookrąglenia.</text:span></text:p>
      <text:p text:style-name="P19"><text:span text:style-name="T7"><text:tab/></text:span></text:p>
      <text:p text:style-name="P22"><text:span text:style-name="T17"/></text:p>
      <text:p text:style-name="P21"><text:span text:style-name="T18"><text:tab/></text:span></text:p>
      <text:list xml:id="list174015552186513" text:continue-numbering="true" text:style-name="L3">
        <text:list-header>
          <text:p text:style-name="P23"><text:span text:style-name="T58">1.3</text:span>Wyznaczanie MAX</text:p>
        </text:list-header>
      </text:list>
      <text:p text:style-name="P24"/>
      <text:p text:style-name="P31"><text:tab/><text:span text:style-name="T58">1.</text:span>3.1 Opis problemu</text:p>
      <text:p text:style-name="P31"><text:tab/><text:span text:style-name="T13"><text:tab/></text:span><text:span text:style-name="T14">Wartość Max to największa liczba przed </text:span><text:span text:style-name="T25">Inf </text:span><text:span text:style-name="T14">możliwa do zapisania dla <text:tab/><text:tab/><text:tab/>wszystkich typów zmiennopozycyjnych( Float16, Float 32, Float64) <text:tab/></text:span></text:p>
      <text:p text:style-name="P32"><text:span text:style-name="T13"><text:tab/><text:tab/>Zgodnych ze standardem IEEE 745.</text:span></text:p>
      <text:p text:style-name="P32"><text:span text:style-name="T13"/></text:p>
      <text:p text:style-name="P32"><text:span text:style-name="T13"/></text:p>
      <text:p text:style-name="P24"><text:tab/><text:span text:style-name="T58">1.</text:span>3.2 Rozwiązanie problemu</text:p>
      <text:p text:style-name="P24"><text:tab/><text:tab/><text:span text:style-name="T57">Wartość Max wyliczamy przy użyciu funkcji isinf(). </text:span></text:p>
      <text:p text:style-name="P24"><text:tab/><text:tab/><text:span text:style-name="T57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25"><text:tab/></text:p>
      <text:p text:style-name="P25"/>
      <text:p text:style-name="P25"><text:tab/></text:p>
      <text:p text:style-name="P24"><text:tab/><text:span text:style-name="T58">1.</text:span>3.3 <text:span text:style-name="T56">Wyniki</text:span></text:p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56">FTP</text:p>
          </table:table-cell>
          <table:table-cell table:style-name="Table3.A1" office:value-type="string">
            <text:p text:style-name="P56">Max</text:p>
          </table:table-cell>
          <table:table-cell table:style-name="Table3.A1" office:value-type="string">
            <text:p text:style-name="P56">floatmax()</text:p>
          </table:table-cell>
          <table:table-cell table:style-name="Table3.D1" office:value-type="string">
            <text:p text:style-name="P56">Float.h value</text:p>
          </table:table-cell>
        </table:table-row>
        <table:table-row>
          <table:table-cell table:style-name="Table3.A2" office:value-type="string">
            <text:p text:style-name="P56">Float16</text:p>
          </table:table-cell>
          <table:table-cell table:style-name="Table3.A2" office:value-type="string">
            <text:p text:style-name="P53">6.55e4</text:p>
          </table:table-cell>
          <table:table-cell table:style-name="Table3.A2" office:value-type="string">
            <text:p text:style-name="P53">6.55e4</text:p>
          </table:table-cell>
          <table:table-cell table:style-name="Table3.D2" office:value-type="string">
            <text:p text:style-name="P53">--</text:p>
          </table:table-cell>
        </table:table-row>
        <table:table-row>
          <table:table-cell table:style-name="Table3.A2" office:value-type="string">
            <text:p text:style-name="P56">Float32</text:p>
          </table:table-cell>
          <table:table-cell table:style-name="Table3.A2" office:value-type="string">
            <text:p text:style-name="P53">3.4028235e38</text:p>
          </table:table-cell>
          <table:table-cell table:style-name="Table3.A2" office:value-type="string">
            <text:p text:style-name="P53">3.4028235e38</text:p>
          </table:table-cell>
          <table:table-cell table:style-name="Table3.D2" office:value-type="string">
            <text:p text:style-name="P53">3.4028234663852886e+38</text:p>
          </table:table-cell>
        </table:table-row>
        <table:table-row>
          <table:table-cell table:style-name="Table3.A2" office:value-type="string">
            <text:p text:style-name="P56">Float64</text:p>
          </table:table-cell>
          <table:table-cell table:style-name="Table3.A2" office:value-type="string">
            <text:p text:style-name="P53">1.7976931348623157e308</text:p>
          </table:table-cell>
          <table:table-cell table:style-name="Table3.A2" office:value-type="string">
            <text:p text:style-name="P53">1.7976931348623157e308</text:p>
          </table:table-cell>
          <table:table-cell table:style-name="Table3.D2" office:value-type="string">
            <text:p text:style-name="P53">1.7976931348623157e+308</text:p>
          </table:table-cell>
        </table:table-row>
      </table:table>
      <text:p text:style-name="P24"/>
      <text:p text:style-name="P24"><text:tab/><text:span text:style-name="T58">1.</text:span>3.4 <text:span text:style-name="T56">Wnioski</text:span></text:p>
      <text:p text:style-name="P24"><text:tab/><text:tab/><text:span text:style-name="T57">Wartości uzyskane w iteracyjnym podejściu są takie same jak <text:tab/><text:tab/><text:tab/>wyniki <text:s/>rzeczywiste co znaczy że zostały wyznaczone <text:tab/><text:tab/><text:tab/><text:tab/><text:tab/>poprawnie.</text:span></text:p>
      <text:p text:style-name="P24"/>
      <text:p text:style-name="P24"/>
      <text:p text:style-name="P24"/>
      <text:p text:style-name="P26"/>
      <text:list xml:id="list174016164070294" text:continue-list="list413889033" text:style-name="L1">
        <text:list-item>
          <text:p text:style-name="P2">Zadanie 2</text:p>
        </text:list-item>
      </text:list>
      <text:p text:style-name="P3"/>
      <text:p text:style-name="P3"><text:span text:style-name="T35">2.1</text:span><text:span text:style-name="T33"> Opis problemu</text:span></text:p>
      <text:p text:style-name="P3"><text:span text:style-name="T33"><text:tab/></text:span><text:span text:style-name="T26">Dowód słuszności Twierdzenia Kahana, tj</text:span></text:p>
      <text:p text:style-name="P46"><text:span text:style-name="T55"><text:tab/>Epsilon maszynowy możemy otrzymać obliczając wyrażenie 3.0*(4.0/3.0-1.0)-1.0<text:tab/></text:span></text:p>
      <text:p text:style-name="P46"><text:span text:style-name="T55"><text:tab/>dla konkretnej arytmetyki.</text:span></text:p>
      <text:p text:style-name="P46"><text:span text:style-name="T55"/></text:p>
      <text:p text:style-name="P4"><text:span text:style-name="T32">2.2 Rozwiązanie problemu</text:span></text:p>
      <text:p text:style-name="P4"><text:span text:style-name="T32"><text:tab/></text:span><text:span text:style-name="T27">Wykonujemy podane działanie w arytmetykach Float16, Float32, Float64 zgodnych ze standatdem IEEE 754 </text:span><text:span text:style-name="T28">w języku Julia.</text:span></text:p>
      <text:p text:style-name="P4"><text:span text:style-name="T28"/></text:p>
      <text:p text:style-name="P4"><text:span text:style-name="T32">2.3 Wynik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57">FTP</text:p>
          </table:table-cell>
          <table:table-cell table:style-name="Table4.A1" office:value-type="string">
            <text:p text:style-name="P57">Kahan’s macheps</text:p>
          </table:table-cell>
          <table:table-cell table:style-name="Table4.C1" office:value-type="string">
            <text:p text:style-name="P57">eps()</text:p>
          </table:table-cell>
        </table:table-row>
        <table:table-row>
          <table:table-cell table:style-name="Table4.A2" office:value-type="string">
            <text:p text:style-name="P57">Float16</text:p>
          </table:table-cell>
          <table:table-cell table:style-name="Table4.A2" office:value-type="string">
            <text:p text:style-name="P51">-0.000977</text:p>
          </table:table-cell>
          <table:table-cell table:style-name="Table4.C2" office:value-type="string">
            <text:p text:style-name="P51">0.000977</text:p>
          </table:table-cell>
        </table:table-row>
        <table:table-row>
          <table:table-cell table:style-name="Table4.A2" office:value-type="string">
            <text:p text:style-name="P57">Float32</text:p>
          </table:table-cell>
          <table:table-cell table:style-name="Table4.A2" office:value-type="string">
            <text:p text:style-name="P51">1.1920929e-7</text:p>
          </table:table-cell>
          <table:table-cell table:style-name="Table4.C2" office:value-type="string">
            <text:p text:style-name="P51">1.1920929e-7</text:p>
          </table:table-cell>
        </table:table-row>
        <table:table-row>
          <table:table-cell table:style-name="Table4.A2" office:value-type="string">
            <text:p text:style-name="P57">Float64</text:p>
          </table:table-cell>
          <table:table-cell table:style-name="Table4.A2" office:value-type="string">
            <text:p text:style-name="P51">-2.220446049250313e-16</text:p>
          </table:table-cell>
          <table:table-cell table:style-name="Table4.C2" office:value-type="string">
            <text:p text:style-name="P51">2.220446049250313e-16</text:p>
          </table:table-cell>
        </table:table-row>
      </table:table>
      <text:p text:style-name="P4"><text:span text:style-name="T32"/></text:p>
      <text:p text:style-name="P4"><text:span text:style-name="T32">2.4 Wnioski</text:span></text:p>
      <text:p text:style-name="P4"><text:span text:style-name="T32"><text:tab/></text:span><text:span text:style-name="T29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5"><text:soft-page-break/><text:span text:style-name="T32"/></text:p>
      <text:p text:style-name="P3"><text:tab/><text:tab/></text:p>
      <text:p text:style-name="P3"><text:span text:style-name="T31"><text:tab/></text:span></text:p>
      <text:list xml:id="list174015932703646" text:continue-numbering="true" text:style-name="L1">
        <text:list-item>
          <text:p text:style-name="P2">Zadanie 3</text:p>
        </text:list-item>
      </text:list>
      <text:p text:style-name="P3"/>
      <text:p text:style-name="P6"><text:span text:style-name="T36"><text:tab/>3.1 Opis problemu</text:span></text:p>
      <text:p text:style-name="P34"><text:span text:style-name="T22"><text:tab/><text:tab/></text:span><text:span text:style-name="T23">Eksperymentalne sprawdzenie w arytmetyce Float64, iż liczby <text:tab/><text:tab/><text:tab/><text:tab/>zmiennopozycyjne są równomiernie rozmieszczone w przedziale [1,2] z <text:tab/><text:tab/><text:tab/>krokiem </text:span><text:span text:style-name="T38">δ= 2</text:span>−<text:span text:style-name="T41">52 . </text:span><text:span text:style-name="T52">Innymi słowy, każda liczba zmiennopozycyjna <text:tab/><text:tab/><text:tab/><text:tab/>pomiędzy 1 i 2 może być przestawiona jako:</text:span></text:p>
      <text:p text:style-name="P34"><text:span text:style-name="T52"/></text:p>
      <text:p text:style-name="P49"><text:span text:style-name="T52">x = 1 + k * </text:span><text:span text:style-name="T39">δ </text:span></text:p>
      <text:p text:style-name="P34"><text:span text:style-name="T39"/></text:p>
      <text:p text:style-name="P50"><text:span text:style-name="T59">g</text:span>dzie k = 1, … , 2^52 -1</text:p>
      <text:p text:style-name="P8"><text:span text:style-name="T34"><text:tab/></text:span></text:p>
      <text:p text:style-name="P9"><text:span text:style-name="T34">Sprawdzić również w przedziałach [0.5,1] orax [2,4].</text:span></text:p>
      <text:p text:style-name="P8"><text:span text:style-name="T34"/></text:p>
      <text:p text:style-name="P8"><text:span text:style-name="T34"><text:tab/>3.2 Rozwiązanie problemu</text:span></text:p>
      <text:p text:style-name="P8"><text:span text:style-name="T34"><text:tab/><text:tab/></text:span><text:span text:style-name="T15">Aby sprawdzić rozmieszecznie wykorzystujemy fukncję <text:tab/><text:tab/><text:tab/><text:tab/><text:tab/>bitstring(). Dla podanego zakresu k <text:s/>od 1 do (((δ)^(-1))-1) <text:s/></text:span><text:span text:style-name="T16">(dla <text:tab/><text:tab/><text:tab/><text:tab/>uproszczenia 5) </text:span><text:span text:style-name="T15">drukujemy kolejne wartosci (Float64(1.0 + k*δ))) liczby. <text:tab/><text:tab/><text:tab/>Równomierne przesunięcia bitowe mogą świadczyć równomierności <text:tab/><text:tab/><text:tab/><text:tab/>rozmieszczenia.</text:span></text:p>
      <text:p text:style-name="P45"><text:tab/><text:tab/></text:p>
      <text:p text:style-name="P7"><text:span text:style-name="T34"><text:tab/>3.3 Wyniki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8">[1,2] <text:s text:c="5"/><text:span text:style-name="T24"><text:s/></text:span><text:span text:style-name="T38">δ= 2</text:span>−<text:span text:style-name="T41">52 </text:span></text:p>
          </table:table-cell>
        </table:table-row>
        <table:table-row>
          <table:table-cell table:style-name="Table5.A2" office:value-type="string">
            <text:p text:style-name="P53">0011111111110000000000000000000000000000000000000000000000000001</text:p>
            <text:p text:style-name="P53">0011111111110000000000000000000000000000000000000000000000000010</text:p>
            <text:p text:style-name="P53">0011111111110000000000000000000000000000000000000000000000000011</text:p>
            <text:p text:style-name="P53">0011111111110000000000000000000000000000000000000000000000000100</text:p>
            <text:p text:style-name="P53">0011111111110000000000000000000000000000000000000000000000000101</text:p>
          </table:table-cell>
        </table:table-row>
      </table:table>
      <text:p text:style-name="P7"><text:span text:style-name="T34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4">[0.5, 1] <text:s text:c="5"/><text:span text:style-name="T40">δ= 2</text:span><text:span text:style-name="T60">−</text:span><text:span text:style-name="T42">53</text:span></text:p>
          </table:table-cell>
        </table:table-row>
        <table:table-row>
          <table:table-cell table:style-name="Table6.A2" office:value-type="string">
            <text:p text:style-name="P53">0011111111110000000000000000000000000000000000000000000000000000</text:p>
            <text:p text:style-name="P53">0011111111110000000000000000000000000000000000000000000000000001</text:p>
            <text:p text:style-name="P53">0011111111110000000000000000000000000000000000000000000000000010</text:p>
            <text:p text:style-name="P53">0011111111110000000000000000000000000000000000000000000000000010</text:p>
            <text:p text:style-name="P53">0011111111110000000000000000000000000000000000000000000000000010</text:p>
          </table:table-cell>
        </table:table-row>
      </table:table>
      <text:p text:style-name="P7"><text:span text:style-name="T34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54">[2, 4] <text:s text:c="8"/><text:span text:style-name="T40">δ= 2</text:span><text:span text:style-name="T60">−</text:span><text:span text:style-name="T42">51 </text:span></text:p>
          </table:table-cell>
        </table:table-row>
        <table:table-row>
          <table:table-cell table:style-name="Table7.A2" office:value-type="string">
            <text:p text:style-name="P53">0011111111110000000000000000000000000000000000000000000000000010</text:p>
            <text:p text:style-name="P53">0011111111110000000000000000000000000000000000000000000000000100</text:p>
            <text:p text:style-name="P53">0011111111110000000000000000000000000000000000000000000000000110</text:p>
            <text:p text:style-name="P53">0011111111110000000000000000000000000000000000000000000000001000</text:p>
            <text:p text:style-name="P53">0011111111110000000000000000000000000000000000000000000000001010</text:p>
          </table:table-cell>
        </table:table-row>
      </table:table>
      <text:p text:style-name="P7"><text:span text:style-name="T34"/></text:p>
      <text:p text:style-name="P45"><text:tab/><text:tab/></text:p>
      <text:p text:style-name="P7"><text:span text:style-name="T34"><text:tab/>3.4 Wnioski</text:span></text:p>
      <text:p text:style-name="P45"/>
      <text:p text:style-name="P3"><text:span text:style-name="T36"/></text:p>
      <text:list xml:id="list174016370845769" text:continue-numbering="true" text:style-name="L1">
        <text:list-item>
          <text:p text:style-name="P2">Zadanie 4 </text:p>
        </text:list-item>
        <text:list-item>
          <text:p text:style-name="P2">Zadanie 5 </text:p>
        </text:list-item>
        <text:list-item>
          <text:p text:style-name="P2">Zadanie 6</text:p>
        </text:list-item>
        <text:list-item>
          <text:p text:style-name="P2">Zadanie 7</text:p>
          <text:p text:style-name="P2"/>
        </text:list-item>
      </text:list>
      <text:p text:style-name="P13"><text:tab/></text:p>
      <text:list xml:id="list3133227514" text:style-name="L2">
        <text:list-header>
          <text:p text:style-name="P14"/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7:40:14.986732665</dc:date>
    <meta:editing-duration>PT1H36M</meta:editing-duration>
    <meta:editing-cycles>31</meta:editing-cycles>
    <meta:generator>LibreOffice/6.2.7.1$Linux_X86_64 LibreOffice_project/20$Build-1</meta:generator>
    <meta:document-statistic meta:table-count="7" meta:image-count="0" meta:object-count="0" meta:page-count="7" meta:paragraph-count="153" meta:word-count="811" meta:character-count="6874" meta:non-whitespace-character-count="6044"/>
  </office:meta>
</office:document-meta>
</file>